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6pt" style:font-size-asian="16pt" style:font-size-complex="16pt"/>
    </style:style>
    <style:style style:name="T1" style:family="text">
      <style:text-properties fo:font-weight="bold" style:font-weight-asian="bold" style:font-weight-complex="bold"/>
    </style:style>
    <style:style style:name="T2" style:family="text">
      <style:text-properties fo:font-weight="normal" style:font-weight-asian="normal" style:font-size-complex="10pt" style:font-weight-complex="normal"/>
    </style:style>
    <style:style style:name="T3" style:family="text">
      <style:text-properties style:font-size-complex="10pt"/>
    </style:style>
    <style:style style:name="T4" style:family="text">
      <style:text-properties fo:color="#000000" fo:font-weight="normal" style:font-weight-asian="normal" style:font-size-complex="10pt" style:font-weight-complex="normal"/>
    </style:style>
    <style:style style:name="T5" style:family="text">
      <style:text-properties fo:color="#000000" style:font-name="Verdana" fo:font-size="10pt" style:font-size-asian="10pt" style:font-name-complex="Verdana" style:font-size-complex="10pt"/>
    </style:style>
    <style:style style:name="T6" style:family="text">
      <style:text-properties fo:color="#000000" fo:font-size="10pt" style:font-size-asian="10pt" style:font-name-complex="Verdana" style:font-size-complex="10pt"/>
    </style:style>
    <style:style style:name="T7" style:family="text">
      <style:text-properties fo:color="#000000" style:font-name="Georgia" fo:font-weight="normal" style:font-weight-asian="normal" style:font-size-complex="10pt" style:font-weight-complex="normal"/>
    </style:style>
    <style:style style:name="T8" style:family="text">
      <style:text-properties fo:color="#000000" style:font-name="Georgia" fo:font-weight="normal" style:font-weight-asian="normal" style:font-weight-complex="normal"/>
    </style:style>
    <style:style style:name="T9" style:family="text">
      <style:text-properties fo:color="#000000" style:font-name="Georgia" fo:font-size="10pt" style:font-size-asian="10pt" style:font-name-complex="Verdana" style:font-size-complex="10pt"/>
    </style:style>
    <style:style style:name="T10" style:family="text">
      <style:text-properties fo:color="#000000" style:font-name="Georgia" style:font-name-complex="Verdana"/>
    </style:style>
    <style:style style:name="T11" style:family="text">
      <style:text-properties fo:color="#000000" style:font-name="Georgia" fo:font-size="10.5pt" fo:font-weight="normal" style:font-size-asian="10.5pt" style:font-weight-asian="normal" style:font-size-complex="10.5pt" style:font-weight-complex="normal"/>
    </style:style>
    <style:style style:name="T12" style:family="text">
      <style:text-properties fo:color="#000000" style:font-name="Georgia" fo:font-size="10.5pt" style:font-size-asian="10.5pt" style:font-name-complex="Verdana" style:font-size-complex="10.5pt"/>
    </style:style>
    <style:style style:name="T13" style:family="text">
      <style:text-properties style:font-name="Georgia"/>
    </style:style>
    <style:style style:name="T14" style:family="text">
      <style:text-properties style:font-name="Georgia" fo:font-weight="bold" style:font-weight-asian="bold" style:font-weight-complex="bold"/>
    </style:style>
    <style:style style:name="T15" style:family="text">
      <style:text-properties style:font-name="Georgia" style:font-size-complex="10pt"/>
    </style:style>
    <style:style style:name="T16" style:family="text">
      <style:text-properties style:font-name="Georgia" fo:font-weight="normal" style:font-weight-asian="normal" style:font-size-complex="10pt" style:font-weight-complex="normal"/>
    </style:style>
    <style:style style:name="T17" style:family="text">
      <style:text-properties style:font-name="Georgia" fo:font-weight="normal" style:font-weight-asian="normal" style:font-weight-complex="normal"/>
    </style:style>
    <style:style style:name="T18" style:family="text">
      <style:text-properties style:font-name="Georgia" fo:font-size="10.5pt" fo:font-weight="bold" style:font-size-asian="10.5pt" style:font-weight-asian="bold" style:font-size-complex="10.5pt" style:font-weight-complex="bold"/>
    </style:style>
    <style:style style:name="T19" style:family="text">
      <style:text-properties style:font-name="Georgia" fo:font-size="10.5pt" style:font-size-asian="10.5pt" style:font-size-complex="10.5pt"/>
    </style:style>
    <style:style style:name="T20" style:family="text">
      <style:text-properties style:font-name="Georgia" fo:font-size="10.5pt" fo:font-weight="normal" style:font-size-asian="10.5pt" style:font-weight-asian="normal" style:font-size-complex="10.5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fining Glory</text:p>
      <text:p text:style-name="P2"/>
      <text:p text:style-name="P1"><text:span text:style-name="T1">Read:</text:span> II Samuel 23:8-17</text:p>
      <text:p text:style-name="P1"/>
      <text:p text:style-name="P1"><text:span text:style-name="T1">Text:</text:span> Exodus 17:12 “12: But Moses' hands were heavy; and they took a stone, and put it under him, and he sat thereon; and Aaron and Hur stayed up his hands, the one on the one side, and the other on the other side;”</text:p>
      <text:p text:style-name="P1"/>
      <text:p text:style-name="P1"><text:span text:style-name="T1">Introduction:</text:span> Preachers use evangelical terms that say all kinds of things however in practical terms they communicate little. Since I believe that the purpose that we were created for is to glorify God; my intention, this morning, is to define what glorifying God means.</text:p>
      <text:p text:style-name="P1">I have just read you a list of David’s mighty men. They are listed in order of their importance to him. As you read of their exploits, they are impressive. To do such great things one must be courageous, strong, and believe in the king that they fight for.</text:p>
      <text:p text:style-name="P1"><text:span text:style-name="T1">I. They Loved Their King!</text:span> You cannot live for the glory of another unless you love that one. These men risked death for David. They faced odds that were unheard of. If a soldier were to face such odds today they would only take volunteers. These men fought knowing that they would die for one second of inattention. </text:p>
      <text:p text:style-name="P1"><text:span text:style-name="T1">II. They Were Sensitive to The King’s Heart!</text:span> David was resting, between battles and remarked: “Oh that one would give me drink of the water of the well of Bethlehem, which is by the gate!” He was saying: “Oh I wish that I had a drink from the well just inside of the enemy’s camp.” Nearly all of the soldiers around thought that he was just talking. He was just thinking out loud. Three of his men said let’s go get it. They realized that their king had a desire and they knew that it was their job to please their king. Ignoring the danger they simply went and got the water that the king desired. They were not ordered, by anyone in authority, to go. They went simply as a result of a desire to please the king.</text:p>
      <text:p text:style-name="Standard"><text:span text:style-name="T18">III. They Didn’t Stop to Rest:</text:span><text:span text:style-name="T19"> When we read of Adino the Eznite: who slew eight hundred men, with a spear, at one time. Don’t you think that he got tired? Or, Eleazar the son of Dodo the Ahohite who slew the Philistines until his hand was weary, and his hand clave unto the sword. Don’t you think that he got tired? What kept him going? <text:s/>Why didn’t he stop? He knew that on a battlefield you cannot stop to rest. You may be weary but </text:span><text:span text:style-name="Strong_20_Emphasis"><text:span text:style-name="T11">weariness in battle does not mean you quit fighting. You keep fighting until you run out of enemies. You don’t stop at 3:30 so you can clean up and be on your way home at 4:00. David had men who fought so long that they could not loosen their grip on the sword. They were fighting in their sleep.</text:span></text:span></text:p>
      <text:p text:style-name="Standard"><text:span text:style-name="Strong_20_Emphasis"><text:span text:style-name="T12">IV. </text:span></text:span><text:span text:style-name="Strong_20_Emphasis"><text:span text:style-name="T19">God uses other people to help us when we are weary. </text:span></text:span><text:span text:style-name="Strong_20_Emphasis"><text:span text:style-name="T20">These men united with each other to provide the king’s desire. Alone they may not have succeeded but together they completed an impossible task. In our text verse we read about Moses who grew tired as the battle waged on. As long as his hands were raised the children of God were winning. As the battle lasted long his hands grew tired. His arms couldn’t hold out. As his arms lower with tiredness Aaron and Hur begin to say words of encouragement. The arms still sag with tired-ness. Aaron and Hur don’t walk off and say: “we did our part.” They pick up his hands and lead him to a rock that he can sit on while they hold his arms up.</text:span></text:span></text:p>
      <text:p text:style-name="Standard"><text:span text:style-name="Strong_20_Emphasis"><text:span text:style-name="T20"><text:s text:c="2"/>Do you think that the soldier, on the ground, knew what Moses or Aaron and Hur were doing? They were too busy fighting but they did benefit from the action of all three,</text:span></text:span></text:p>
      <text:p text:style-name="Standard"><text:span text:style-name="Strong_20_Emphasis"><text:span text:style-name="T19">Conclude:</text:span></text:span><text:span text:style-name="Strong_20_Emphasis"><text:span text:style-name="T20"> There are many men and women who are participating in this battle. When they are struggling they don’t need someone to tell them that they should have done it differently. They don’t need someone to tell them about a good book that helped them in a similar situation. What they need is for someone to come up and help carry the load (tell about falling in UNICOR and about the man lift falling on me). </text:span></text:span></text:p>
      <text:p text:style-name="Standard"><text:span text:style-name="Strong_20_Emphasis"><text:span text:style-name="T20"><text:s text:c="2"/>How can we glorify God? First: Love the King. Second: Know the Kings heart. Third: Don’t stop when you get tired. And Fourth: See how we can help others in the battle.</text:span></text:span></text:p>
      <text:p text:style-name="Standard"><text:span text:style-name="Strong_20_Emphasis"><text:span text:style-name="T20"/></text:span></text:p>
      <text:p text:style-name="Standard"><text:span text:style-name="Strong_20_Emphasis"><text:span text:style-name="T2"><text:s text:c="2"/></text:span></text:span></text:p>
      <text:p text:style-name="Standard"><text:span text:style-name="Strong_20_Emphasis"><text:span text:style-name="T2"><text:s text:c="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efining Glory</dc:title>
    <meta:initial-creator>Joel Tice</meta:initial-creator>
    <meta:creation-date>2006-08-26T23:04:00</meta:creation-date>
    <dc:creator>Joel Tice</dc:creator>
    <dc:date>2018-04-21T10:13:20.69</dc:date>
    <meta:print-date>2006-08-27T04:44:00</meta:print-date>
    <meta:editing-cycles>5</meta:editing-cycles>
    <meta:editing-duration>PT5H49M</meta:editing-duration>
    <meta:document-statistic meta:table-count="0" meta:image-count="0" meta:object-count="0" meta:page-count="1" meta:paragraph-count="14" meta:word-count="760" meta:character-count="3985"/>
    <meta:generator>OpenOffice/4.1.3$Win32 OpenOffice.org_project/413m1$Build-9783</meta:generator>
  </office:meta>
</office:document-meta>
</file>